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weight="bold" style:font-weight-asian="bold" style:font-weight-complex="bold"/>
    </style:style>
    <style:style style:name="ce3" style:family="table-cell" style:parent-style-name="Default" style:data-style-name="N0">
      <style:text-properties style:font-name="Arial" style:font-name-asian="Arial" style:font-name-complex="Arial"/>
    </style:style>
    <style:style style:name="co1" style:family="table-column">
      <style:table-column-properties fo:break-before="auto" style:column-width="7.381875cm"/>
    </style:style>
    <style:style style:name="co2" style:family="table-column">
      <style:table-column-properties fo:break-before="auto" style:column-width="5.58270833333333cm"/>
    </style:style>
    <style:style style:name="co3" style:family="table-column">
      <style:table-column-properties fo:break-before="auto" style:column-width="2.2225cm"/>
    </style:style>
    <style:style style:name="co4" style:family="table-column">
      <style:table-column-properties fo:break-before="auto" style:column-width="1.85208333333333cm"/>
    </style:style>
    <style:style style:name="co5" style:family="table-column">
      <style:table-column-properties fo:break-before="auto" style:column-width="3.62479166666667cm"/>
    </style:style>
    <style:style style:name="co6" style:family="table-column">
      <style:table-column-properties fo:break-before="auto" style:column-width="4.70958333333333cm"/>
    </style:style>
    <style:style style:name="co7" style:family="table-column">
      <style:table-column-properties fo:break-before="auto" style:column-width="14.7372916666667cm"/>
    </style:style>
    <style:style style:name="co8" style:family="table-column">
      <style:table-column-properties fo:break-before="auto" style:column-width="16.6158333333333cm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1">
            <text:p>MATCH (n:Politician {name: "</text:p>
          </table:table-cell>
          <table:table-cell office:value-type="string" table:style-name="ce1">
            <text:p>Mick McDermott</text:p>
          </table:table-cell>
          <table:table-cell table:number-columns-repeated="4" table:style-name="ce1"/>
          <table:table-cell office:value-type="string" table:style-name="ce1">
            <text:p>"}), (m:Political_Party {name: "Direct Democracy"}) CREATE (n)-[:IS_IN]-&gt;(m)</text:p>
          </table:table-cell>
          <table:table-cell office:value-type="string" office:string-value="MATCH (n:Politician {name: &quot;Mick McDermott&quot;}), (m:Political_Party {name: &quot;Direct Democracy&quot;}) CREATE (n)-[:IS_IN]-&gt;(m)" table:formula="of:=CONCATENATE([.A1]; [.B1]; [.C1]; [.D1]; [.E1]; [.F1]; [.G1])" table:style-name="ce1">
            <text:p>MATCH (n:Politician {name: "Mick McDermott"}), (m:Political_Party {name: "Direct Democracy"}) CREATE (n)-[:IS_IN]-&gt;(m)</text:p>
          </table:table-cell>
          <table:table-cell office:value-type="string" office:string-value="MATCH (n:Politician {name: &quot;Mick McDermott&quot;}), (m:Political_Party {name: &quot;Direct Democracy&quot;}) CREATE (n)-[:IS_IN]-&gt;(m)MATCH (n:Politician {name: &quot;Aoife O'Connell&quot;}), (m:Political_Party {name: &quot;Direct Democracy&quot;}) CREATE (n)-[:IS_IN]-&gt;(m)MATCH (n:Politician {name: &quot;Cormac McKay&quot;}), (m:Political_Party {name: &quot;Direct Democracy&quot;}) CREATE (n)-[:IS_IN]-&gt;(m)MATCH (n:Politician {name: &quot;Christopher Healy&quot;}), (m:Political_Party {name: &quot;Direct Democracy&quot;}) CREATE (n)-[:IS_IN]-&gt;(m)MATCH (n:Politician {name: &quot;Cormac McKay&quot;}), (m:Political_Party {name: &quot;Direct Democracy&quot;}) CREATE (n)-[:IS_IN]-&gt;(m)MATCH (n:Politician {name: &quot;Neville Bradley&quot;}), (m:Political_Party {name: &quot;Direct Democracy&quot;}) CREATE (n)-[:IS_IN]-&gt;(m)MATCH (n:Politician {name: &quot;Stephen Sinclair&quot;}), (m:Political_Party {name: &quot;Direct Democracy&quot;}) CREATE (n)-[:IS_IN]-&gt;(m)MATCH (n:Politician {name: &quot;Raymond Whitehead&quot;}), (m:Political_Party {name: &quot;Direct Democracy&quot;}) CREATE (n)-[:IS_IN]-&gt;(m)MATCH (n:Politician {name: &quot;Rauiri O'Neill&quot;}), (m:Political_Party {name: &quot;Direct Democracy&quot;}) CREATE (n)-[:IS_IN]-&gt;(m)MATCH (n:Politician {name: &quot;Mark Keogh&quot;}), (m:Political_Party {name: &quot;Direct Democracy&quot;}) CREATE (n)-[:IS_IN]-&gt;(m)MATCH (n:Politician {name: &quot;Stephanie Healy&quot;}), (m:Political_Party {name: &quot;Direct Democracy&quot;}) CREATE (n)-[:IS_IN]-&gt;(m)MATCH (n:Politician {name: &quot;Anthony Connor&quot;}), (m:Political_Party {name: &quot;Direct Democracy&quot;}) CREATE (n)-[:IS_IN]-&gt;(m)MATCH (n:Politician {name: &quot;Pat Greene&quot;}), (m:Political_Party {name: &quot;Direct Democracy&quot;}) CREATE (n)-[:IS_IN]-&gt;(m)MATCH (n:Politician {name: &quot;Ben Gilroy&quot;}), (m:Political_Party {name: &quot;Direct Democracy&quot;}) CREATE (n)-[:IS_IN]-&gt;(m)MATCH (n:Politician {name: &quot;Alan Lawes&quot;}), (m:Political_Party {name: &quot;Direct Democracy&quot;}) CREATE (n)-[:IS_IN]-&gt;(m)MATCH (n:Politician {name: &quot;Edward Quilty&quot;}), (m:Political_Party {name: &quot;Direct Democracy&quot;}) CREATE (n)-[:IS_IN]-&gt;(m)MATCH (n:Politician {name: &quot;David Lloyd&quot;}), (m:Political_Party {name: &quot;Direct Democracy&quot;}) CREATE (n)-[:IS_IN]-&gt;(m)MATCH (n:Politician {name: &quot;Katrina Hutchinson&quot;}), (m:Political_Party {name: &quot;Direct Democracy&quot;}) CREATE (n)-[:IS_IN]-&gt;(m)" table:formula="of:=CONCATENATE([.H1]; [.H2]; [.H3]; [.H4]; [.H5]; [.H6]; [.H7]; [.H8]; [.H9]; [.H10]; [.H11]; [.H12]; [.H13]; [.H14]; [.H15]; [.H16]; [.H17]; [.H18]; [.H19]; [.H20]; [.H21]; [.H22]; [.H23]; [.H24]; [.H25]; [.H26]; [.H27]; [.H28]; [.H29]; [.H30]; [.H31]; [.H32]; [.H33]; [.H34]; [.H35]; [.H36]; [.H37]; [.H38]; [.H39]; [.H40]; [.H41]; [.H42]; [.H43]; [.H44]; [.H45]; [.H46]; [.H47]; [.H48]; [.H49]; [.H50]; [.H51]; [.H52]; [.H53]; [.H54]; [.H55]; [.H56]; [.H57]; [.H58]; [.H59]; [.H60]; [.H61]; [.H62]; [.H63]; [.H64]; [.H65]; [.H66]; [.H67];  [.H68]; [.H69]; [.H70]; [.H71])" table:style-name="ce1">
            <text:p>MATCH (n:Politician {name: "Mick McDermott"}), (m:Political_Party {name: "Direct Democracy"}) CREATE (n)-[:IS_IN]-&gt;(m)MATCH (n:Politician {name: "Aoife O'Connell"}), (m:Political_Party {name: "Direct Democracy"}) CREATE (n)-[:IS_IN]-&gt;(m)MATCH (n:Politician {name: "Cormac McKay"}), (m:Political_Party {name: "Direct Democracy"}) CREATE (n)-[:IS_IN]-&gt;(m)MATCH (n:Politician {name: "Christopher Healy"}), (m:Political_Party {name: "Direct Democracy"}) CREATE (n)-[:IS_IN]-&gt;(m)MATCH (n:Politician {name: "Cormac McKay"}), (m:Political_Party {name: "Direct Democracy"}) CREATE (n)-[:IS_IN]-&gt;(m)MATCH (n:Politician {name: "Neville Bradley"}), (m:Political_Party {name: "Direct Democracy"}) CREATE (n)-[:IS_IN]-&gt;(m)MATCH (n:Politician {name: "Stephen Sinclair"}), (m:Political_Party {name: "Direct Democracy"}) CREATE (n)-[:IS_IN]-&gt;(m)MATCH (n:Politician {name: "Raymond Whitehead"}), (m:Political_Party {name: "Direct Democracy"}) CREATE (n)-[:IS_IN]-&gt;(m)MATCH (n:Politician {name: "Rauiri O'Neill"}), (m:Political_Party {name: "Direct Democracy"}) CREATE (n)-[:IS_IN]-&gt;(m)MATCH (n:Politician {name: "Mark Keogh"}), (m:Political_Party {name: "Direct Democracy"}) CREATE (n)-[:IS_IN]-&gt;(m)MATCH (n:Politician {name: "Stephanie Healy"}), (m:Political_Party {name: "Direct Democracy"}) CREATE (n)-[:IS_IN]-&gt;(m)MATCH (n:Politician {name: "Anthony Connor"}), (m:Political_Party {name: "Direct Democracy"}) CREATE (n)-[:IS_IN]-&gt;(m)MATCH (n:Politician {name: "Pat Greene"}), (m:Political_Party {name: "Direct Democracy"}) CREATE (n)-[:IS_IN]-&gt;(m)MATCH (n:Politician {name: "Ben Gilroy"}), (m:Political_Party {name: "Direct Democracy"}) CREATE (n)-[:IS_IN]-&gt;(m)MATCH (n:Politician {name: "Alan Lawes"}), (m:Political_Party {name: "Direct Democracy"}) CREATE (n)-[:IS_IN]-&gt;(m)MATCH (n:Politician {name: "Edward Quilty"}), (m:Political_Party {name: "Direct Democracy"}) CREATE (n)-[:IS_IN]-&gt;(m)MATCH (n:Politician {name: "David Lloyd"}), (m:Political_Party {name: "Direct Democracy"}) CREATE (n)-[:IS_IN]-&gt;(m)MATCH (n:Politician {name: "Katrina Hutchinson"}), (m:Political_Party {name: "Direct Democracy"}) CREATE (n)-[:IS_IN]-&gt;(m)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TCH (n:Politician {name: "</text:p>
          </table:table-cell>
          <table:table-cell office:value-type="string" table:style-name="ce1">
            <text:p>Aoife O'Connell</text:p>
          </table:table-cell>
          <table:table-cell table:number-columns-repeated="4" table:style-name="ce1"/>
          <table:table-cell office:value-type="string" table:style-name="ce1">
            <text:p>"}), (m:Political_Party {name: "Direct Democracy"}) CREATE (n)-[:IS_IN]-&gt;(m)</text:p>
          </table:table-cell>
          <table:table-cell office:value-type="string" office:string-value="MATCH (n:Politician {name: &quot;Aoife O'Connell&quot;}), (m:Political_Party {name: &quot;Direct Democracy&quot;}) CREATE (n)-[:IS_IN]-&gt;(m)" table:formula="of:=CONCATENATE([.A2]; [.B2]; [.C2]; [.D2]; [.E2]; [.F2]; [.G2])" table:style-name="ce1">
            <text:p>MATCH (n:Politician {name: "Aoife O'Connell"}), (m:Political_Party {name: "Direct Democracy"}) CREATE (n)-[:IS_IN]-&gt;(m)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ATCH (n:Politician {name: "</text:p>
          </table:table-cell>
          <table:table-cell office:value-type="string" table:style-name="ce1">
            <text:p>Cormac McKay</text:p>
          </table:table-cell>
          <table:table-cell table:number-columns-repeated="4" table:style-name="ce1"/>
          <table:table-cell office:value-type="string" table:style-name="ce1">
            <text:p>"}), (m:Political_Party {name: "Direct Democracy"}) CREATE (n)-[:IS_IN]-&gt;(m)</text:p>
          </table:table-cell>
          <table:table-cell office:value-type="string" office:string-value="MATCH (n:Politician {name: &quot;Cormac McKay&quot;}), (m:Political_Party {name: &quot;Direct Democracy&quot;}) CREATE (n)-[:IS_IN]-&gt;(m)" table:formula="of:=CONCATENATE([.A3]; [.B3]; [.C3]; [.D3]; [.E3]; [.F3]; [.G3])" table:style-name="ce1">
            <text:p>MATCH (n:Politician {name: "Cormac McKay"}), (m:Political_Party {name: "Direct Democracy"}) CREATE (n)-[:IS_IN]-&gt;(m)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ATCH (n:Politician {name: "</text:p>
          </table:table-cell>
          <table:table-cell office:value-type="string" table:style-name="ce1">
            <text:p>Christopher Healy</text:p>
          </table:table-cell>
          <table:table-cell table:number-columns-repeated="4" table:style-name="ce1"/>
          <table:table-cell office:value-type="string" table:style-name="ce1">
            <text:p>"}), (m:Political_Party {name: "Direct Democracy"}) CREATE (n)-[:IS_IN]-&gt;(m)</text:p>
          </table:table-cell>
          <table:table-cell office:value-type="string" office:string-value="MATCH (n:Politician {name: &quot;Christopher Healy&quot;}), (m:Political_Party {name: &quot;Direct Democracy&quot;}) CREATE (n)-[:IS_IN]-&gt;(m)" table:formula="of:=CONCATENATE([.A4]; [.B4]; [.C4]; [.D4]; [.E4]; [.F4]; [.G4])" table:style-name="ce1">
            <text:p>MATCH (n:Politician {name: "Christopher Healy"}), (m:Political_Party {name: "Direct Democracy"}) CREATE (n)-[:IS_IN]-&gt;(m)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ATCH (n:Politician {name: "</text:p>
          </table:table-cell>
          <table:table-cell office:value-type="string" table:style-name="ce1">
            <text:p>Cormac McKay</text:p>
          </table:table-cell>
          <table:table-cell table:number-columns-repeated="4" table:style-name="ce1"/>
          <table:table-cell office:value-type="string" table:style-name="ce1">
            <text:p>"}), (m:Political_Party {name: "Direct Democracy"}) CREATE (n)-[:IS_IN]-&gt;(m)</text:p>
          </table:table-cell>
          <table:table-cell office:value-type="string" office:string-value="MATCH (n:Politician {name: &quot;Cormac McKay&quot;}), (m:Political_Party {name: &quot;Direct Democracy&quot;}) CREATE (n)-[:IS_IN]-&gt;(m)" table:formula="of:=CONCATENATE([.A5]; [.B5]; [.C5]; [.D5]; [.E5]; [.F5]; [.G5])" table:style-name="ce1">
            <text:p>MATCH (n:Politician {name: "Cormac McKay"}), (m:Political_Party {name: "Direct Democracy"}) CREATE (n)-[:IS_IN]-&gt;(m)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ATCH (n:Politician {name: "</text:p>
          </table:table-cell>
          <table:table-cell office:value-type="string" table:style-name="ce1">
            <text:p>Neville Bradley</text:p>
          </table:table-cell>
          <table:table-cell table:number-columns-repeated="4" table:style-name="ce1"/>
          <table:table-cell office:value-type="string" table:style-name="ce1">
            <text:p>"}), (m:Political_Party {name: "Direct Democracy"}) CREATE (n)-[:IS_IN]-&gt;(m)</text:p>
          </table:table-cell>
          <table:table-cell office:value-type="string" office:string-value="MATCH (n:Politician {name: &quot;Neville Bradley&quot;}), (m:Political_Party {name: &quot;Direct Democracy&quot;}) CREATE (n)-[:IS_IN]-&gt;(m)" table:formula="of:=CONCATENATE([.A6]; [.B6]; [.C6]; [.D6]; [.E6]; [.F6]; [.G6])" table:style-name="ce1">
            <text:p>MATCH (n:Politician {name: "Neville Bradley"}), (m:Political_Party {name: "Direct Democracy"}) CREATE (n)-[:IS_IN]-&gt;(m)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ATCH (n:Politician {name: "</text:p>
          </table:table-cell>
          <table:table-cell office:value-type="string" table:style-name="ce1">
            <text:p>Stephen Sinclair</text:p>
          </table:table-cell>
          <table:table-cell table:number-columns-repeated="4" table:style-name="ce1"/>
          <table:table-cell office:value-type="string" table:style-name="ce1">
            <text:p>"}), (m:Political_Party {name: "Direct Democracy"}) CREATE (n)-[:IS_IN]-&gt;(m)</text:p>
          </table:table-cell>
          <table:table-cell office:value-type="string" office:string-value="MATCH (n:Politician {name: &quot;Stephen Sinclair&quot;}), (m:Political_Party {name: &quot;Direct Democracy&quot;}) CREATE (n)-[:IS_IN]-&gt;(m)" table:formula="of:=CONCATENATE([.A7]; [.B7]; [.C7]; [.D7]; [.E7]; [.F7]; [.G7])" table:style-name="ce1">
            <text:p>MATCH (n:Politician {name: "Stephen Sinclair"}), (m:Political_Party {name: "Direct Democracy"}) CREATE (n)-[:IS_IN]-&gt;(m)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ATCH (n:Politician {name: "</text:p>
          </table:table-cell>
          <table:table-cell office:value-type="string" table:style-name="ce1">
            <text:p>Raymond Whitehead</text:p>
          </table:table-cell>
          <table:table-cell table:number-columns-repeated="4" table:style-name="ce1"/>
          <table:table-cell office:value-type="string" table:style-name="ce1">
            <text:p>"}), (m:Political_Party {name: "Direct Democracy"}) CREATE (n)-[:IS_IN]-&gt;(m)</text:p>
          </table:table-cell>
          <table:table-cell office:value-type="string" office:string-value="MATCH (n:Politician {name: &quot;Raymond Whitehead&quot;}), (m:Political_Party {name: &quot;Direct Democracy&quot;}) CREATE (n)-[:IS_IN]-&gt;(m)" table:formula="of:=CONCATENATE([.A8]; [.B8]; [.C8]; [.D8]; [.E8]; [.F8]; [.G8])" table:style-name="ce1">
            <text:p>MATCH (n:Politician {name: "Raymond Whitehead"}), (m:Political_Party {name: "Direct Democracy"}) CREATE (n)-[:IS_IN]-&gt;(m)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ATCH (n:Politician {name: "</text:p>
          </table:table-cell>
          <table:table-cell office:value-type="string" table:style-name="ce1">
            <text:p>Rauiri O'Neill</text:p>
          </table:table-cell>
          <table:table-cell table:number-columns-repeated="4" table:style-name="ce1"/>
          <table:table-cell office:value-type="string" table:style-name="ce1">
            <text:p>"}), (m:Political_Party {name: "Direct Democracy"}) CREATE (n)-[:IS_IN]-&gt;(m)</text:p>
          </table:table-cell>
          <table:table-cell office:value-type="string" office:string-value="MATCH (n:Politician {name: &quot;Rauiri O'Neill&quot;}), (m:Political_Party {name: &quot;Direct Democracy&quot;}) CREATE (n)-[:IS_IN]-&gt;(m)" table:formula="of:=CONCATENATE([.A9]; [.B9]; [.C9]; [.D9]; [.E9]; [.F9]; [.G9])" table:style-name="ce1">
            <text:p>MATCH (n:Politician {name: "Rauiri O'Neill"}), (m:Political_Party {name: "Direct Democracy"}) CREATE (n)-[:IS_IN]-&gt;(m)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ATCH (n:Politician {name: "</text:p>
          </table:table-cell>
          <table:table-cell office:value-type="string" table:style-name="ce1">
            <text:p>Mark Keogh</text:p>
          </table:table-cell>
          <table:table-cell table:number-columns-repeated="4" table:style-name="ce1"/>
          <table:table-cell office:value-type="string" table:style-name="ce1">
            <text:p>"}), (m:Political_Party {name: "Direct Democracy"}) CREATE (n)-[:IS_IN]-&gt;(m)</text:p>
          </table:table-cell>
          <table:table-cell office:value-type="string" office:string-value="MATCH (n:Politician {name: &quot;Mark Keogh&quot;}), (m:Political_Party {name: &quot;Direct Democracy&quot;}) CREATE (n)-[:IS_IN]-&gt;(m)" table:formula="of:=CONCATENATE([.A10]; [.B10]; [.C10]; [.D10]; [.E10]; [.F10]; [.G10])" table:style-name="ce1">
            <text:p>MATCH (n:Politician {name: "Mark Keogh"}), (m:Political_Party {name: "Direct Democracy"}) CREATE (n)-[:IS_IN]-&gt;(m)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ATCH (n:Politician {name: "</text:p>
          </table:table-cell>
          <table:table-cell office:value-type="string" table:style-name="ce1">
            <text:p>Stephanie Healy</text:p>
          </table:table-cell>
          <table:table-cell table:number-columns-repeated="4" table:style-name="ce1"/>
          <table:table-cell office:value-type="string" table:style-name="ce1">
            <text:p>"}), (m:Political_Party {name: "Direct Democracy"}) CREATE (n)-[:IS_IN]-&gt;(m)</text:p>
          </table:table-cell>
          <table:table-cell office:value-type="string" office:string-value="MATCH (n:Politician {name: &quot;Stephanie Healy&quot;}), (m:Political_Party {name: &quot;Direct Democracy&quot;}) CREATE (n)-[:IS_IN]-&gt;(m)" table:formula="of:=CONCATENATE([.A11]; [.B11]; [.C11]; [.D11]; [.E11]; [.F11]; [.G11])" table:style-name="ce1">
            <text:p>MATCH (n:Politician {name: "Stephanie Healy"}), (m:Political_Party {name: "Direct Democracy"}) CREATE (n)-[:IS_IN]-&gt;(m)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ATCH (n:Politician {name: "</text:p>
          </table:table-cell>
          <table:table-cell office:value-type="string" table:style-name="ce1">
            <text:p>Anthony Connor</text:p>
          </table:table-cell>
          <table:table-cell table:number-columns-repeated="4" table:style-name="ce1"/>
          <table:table-cell office:value-type="string" table:style-name="ce1">
            <text:p>"}), (m:Political_Party {name: "Direct Democracy"}) CREATE (n)-[:IS_IN]-&gt;(m)</text:p>
          </table:table-cell>
          <table:table-cell office:value-type="string" office:string-value="MATCH (n:Politician {name: &quot;Anthony Connor&quot;}), (m:Political_Party {name: &quot;Direct Democracy&quot;}) CREATE (n)-[:IS_IN]-&gt;(m)" table:formula="of:=CONCATENATE([.A12]; [.B12]; [.C12]; [.D12]; [.E12]; [.F12]; [.G12])" table:style-name="ce1">
            <text:p>MATCH (n:Politician {name: "Anthony Connor"}), (m:Political_Party {name: "Direct Democracy"}) CREATE (n)-[:IS_IN]-&gt;(m)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ATCH (n:Politician {name: "</text:p>
          </table:table-cell>
          <table:table-cell office:value-type="string" table:style-name="ce1">
            <text:p>Pat Greene</text:p>
          </table:table-cell>
          <table:table-cell table:number-columns-repeated="4" table:style-name="ce1"/>
          <table:table-cell office:value-type="string" table:style-name="ce1">
            <text:p>"}), (m:Political_Party {name: "Direct Democracy"}) CREATE (n)-[:IS_IN]-&gt;(m)</text:p>
          </table:table-cell>
          <table:table-cell office:value-type="string" office:string-value="MATCH (n:Politician {name: &quot;Pat Greene&quot;}), (m:Political_Party {name: &quot;Direct Democracy&quot;}) CREATE (n)-[:IS_IN]-&gt;(m)" table:formula="of:=CONCATENATE([.A13]; [.B13]; [.C13]; [.D13]; [.E13]; [.F13]; [.G13])" table:style-name="ce1">
            <text:p>MATCH (n:Politician {name: "Pat Greene"}), (m:Political_Party {name: "Direct Democracy"}) CREATE (n)-[:IS_IN]-&gt;(m)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ATCH (n:Politician {name: "</text:p>
          </table:table-cell>
          <table:table-cell office:value-type="string" table:style-name="ce3">
            <text:p>Ben Gilroy</text:p>
          </table:table-cell>
          <table:table-cell table:number-columns-repeated="4" table:style-name="ce1"/>
          <table:table-cell office:value-type="string" table:style-name="ce1">
            <text:p>"}), (m:Political_Party {name: "Direct Democracy"}) CREATE (n)-[:IS_IN]-&gt;(m)</text:p>
          </table:table-cell>
          <table:table-cell office:value-type="string" office:string-value="MATCH (n:Politician {name: &quot;Ben Gilroy&quot;}), (m:Political_Party {name: &quot;Direct Democracy&quot;}) CREATE (n)-[:IS_IN]-&gt;(m)" table:formula="of:=CONCATENATE([.A14]; [.B14]; [.C14]; [.D14]; [.E14]; [.F14]; [.G14])" table:style-name="ce1">
            <text:p>MATCH (n:Politician {name: "Ben Gilroy"}), (m:Political_Party {name: "Direct Democracy"}) CREATE (n)-[:IS_IN]-&gt;(m)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ATCH (n:Politician {name: "</text:p>
          </table:table-cell>
          <table:table-cell office:value-type="string" table:style-name="ce1">
            <text:p>Alan Lawes</text:p>
          </table:table-cell>
          <table:table-cell table:number-columns-repeated="4" table:style-name="ce1"/>
          <table:table-cell office:value-type="string" table:style-name="ce1">
            <text:p>"}), (m:Political_Party {name: "Direct Democracy"}) CREATE (n)-[:IS_IN]-&gt;(m)</text:p>
          </table:table-cell>
          <table:table-cell office:value-type="string" office:string-value="MATCH (n:Politician {name: &quot;Alan Lawes&quot;}), (m:Political_Party {name: &quot;Direct Democracy&quot;}) CREATE (n)-[:IS_IN]-&gt;(m)" table:formula="of:=CONCATENATE([.A15]; [.B15]; [.C15]; [.D15]; [.E15]; [.F15]; [.G15])" table:style-name="ce1">
            <text:p>MATCH (n:Politician {name: "Alan Lawes"}), (m:Political_Party {name: "Direct Democracy"}) CREATE (n)-[:IS_IN]-&gt;(m)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ATCH (n:Politician {name: "</text:p>
          </table:table-cell>
          <table:table-cell office:value-type="string" table:style-name="ce1">
            <text:p>Edward Quilty</text:p>
          </table:table-cell>
          <table:table-cell table:number-columns-repeated="4" table:style-name="ce1"/>
          <table:table-cell office:value-type="string" table:style-name="ce1">
            <text:p>"}), (m:Political_Party {name: "Direct Democracy"}) CREATE (n)-[:IS_IN]-&gt;(m)</text:p>
          </table:table-cell>
          <table:table-cell office:value-type="string" office:string-value="MATCH (n:Politician {name: &quot;Edward Quilty&quot;}), (m:Political_Party {name: &quot;Direct Democracy&quot;}) CREATE (n)-[:IS_IN]-&gt;(m)" table:formula="of:=CONCATENATE([.A16]; [.B16]; [.C16]; [.D16]; [.E16]; [.F16]; [.G16])" table:style-name="ce1">
            <text:p>MATCH (n:Politician {name: "Edward Quilty"}), (m:Political_Party {name: "Direct Democracy"}) CREATE (n)-[:IS_IN]-&gt;(m)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ATCH (n:Politician {name: "</text:p>
          </table:table-cell>
          <table:table-cell office:value-type="string" table:style-name="ce1">
            <text:p>David Lloyd</text:p>
          </table:table-cell>
          <table:table-cell table:number-columns-repeated="4" table:style-name="ce1"/>
          <table:table-cell office:value-type="string" table:style-name="ce1">
            <text:p>"}), (m:Political_Party {name: "Direct Democracy"}) CREATE (n)-[:IS_IN]-&gt;(m)</text:p>
          </table:table-cell>
          <table:table-cell office:value-type="string" office:string-value="MATCH (n:Politician {name: &quot;David Lloyd&quot;}), (m:Political_Party {name: &quot;Direct Democracy&quot;}) CREATE (n)-[:IS_IN]-&gt;(m)" table:formula="of:=CONCATENATE([.A17]; [.B17]; [.C17]; [.D17]; [.E17]; [.F17]; [.G17])" table:style-name="ce1">
            <text:p>MATCH (n:Politician {name: "David Lloyd"}), (m:Political_Party {name: "Direct Democracy"}) CREATE (n)-[:IS_IN]-&gt;(m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TCH (n:Politician {name: "</text:p>
          </table:table-cell>
          <table:table-cell office:value-type="string" table:style-name="ce1">
            <text:p>Katrina Hutchinson</text:p>
          </table:table-cell>
          <table:table-cell table:number-columns-repeated="4" table:style-name="ce1"/>
          <table:table-cell office:value-type="string" table:style-name="ce1">
            <text:p>"}), (m:Political_Party {name: "Direct Democracy"}) CREATE (n)-[:IS_IN]-&gt;(m)</text:p>
          </table:table-cell>
          <table:table-cell office:value-type="string" office:string-value="MATCH (n:Politician {name: &quot;Katrina Hutchinson&quot;}), (m:Political_Party {name: &quot;Direct Democracy&quot;}) CREATE (n)-[:IS_IN]-&gt;(m)" table:formula="of:=CONCATENATE([.A18]; [.B18]; [.C18]; [.D18]; [.E18]; [.F18]; [.G18])" table:style-name="ce1">
            <text:p>MATCH (n:Politician {name: "Katrina Hutchinson"}), (m:Political_Party {name: "Direct Democracy"}) CREATE (n)-[:IS_IN]-&gt;(m)</text:p>
          </table:table-cell>
          <table:table-cell table:number-columns-repeated="16376"/>
        </table:table-row>
        <table:table-row table:number-rows-repeated="10" table:style-name="ro1">
          <table:table-cell table:number-columns-repeated="5" table:style-name="ce1"/>
          <table:table-cell table:style-name="ce2"/>
          <table:table-cell table:number-columns-repeated="16378" table:style-name="ce1"/>
        </table:table-row>
        <table:table-row table:style-name="ro1">
          <table:table-cell table:style-name="ce1"/>
          <table:table-cell table:style-name="ce3"/>
          <table:table-cell table:number-columns-repeated="3" table:style-name="ce1"/>
          <table:table-cell table:style-name="ce2"/>
          <table:table-cell table:number-columns-repeated="16378" table:style-name="ce1"/>
        </table:table-row>
        <table:table-row table:number-rows-repeated="3" table:style-name="ro1">
          <table:table-cell table:number-columns-repeated="5" table:style-name="ce1"/>
          <table:table-cell table:style-name="ce2"/>
          <table:table-cell table:number-columns-repeated="16378" table:style-name="ce1"/>
        </table:table-row>
        <table:table-row table:number-rows-repeated="10" table:style-name="ro1">
          <table:table-cell/>
          <table:table-cell table:number-columns-repeated="4" table:style-name="ce1"/>
          <table:table-cell table:style-name="ce2"/>
          <table:table-cell table:number-columns-repeated="16378"/>
        </table:table-row>
        <table:table-row table:number-rows-repeated="46" table:style-name="ro1">
          <table:table-cell/>
          <table:table-cell table:style-name="ce3"/>
          <table:table-cell table:number-columns-repeated="3" table:style-name="ce1"/>
          <table:table-cell table:style-name="ce2"/>
          <table:table-cell table:number-columns-repeated="16378"/>
        </table:table-row>
        <table:table-row table:number-rows-repeated="104848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Niks</meta:initial-creator>
    <dc:creator>Niks</dc:creator>
    <meta:creation-date>2016-04-08T20:46:50Z</meta:creation-date>
    <dc:date>2016-04-10T00:40:22Z</dc:date>
  </office:meta>
</office:document-meta>
</file>